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007" officeooo:paragraph-rsid="0001400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4007" officeooo:paragraph-rsid="0001502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officeooo:rsid="00014007" officeooo:paragraph-rsid="00014007"/>
    </style:style>
    <style:style style:name="P4" style:family="paragraph" style:parent-style-name="Standard">
      <style:text-properties style:font-name="Calibri" fo:font-weight="bold" officeooo:rsid="00014007" officeooo:paragraph-rsid="00014007" style:font-weight-asian="bold" style:font-weight-complex="bold"/>
    </style:style>
    <style:style style:name="P5" style:family="paragraph" style:parent-style-name="Standard">
      <style:text-properties style:font-name="Calibri" fo:font-style="italic" officeooo:rsid="00014007" officeooo:paragraph-rsid="00014007" style:font-style-asian="italic" style:font-style-complex="italic"/>
    </style:style>
    <style:style style:name="P6" style:family="paragraph" style:parent-style-name="Standard">
      <style:text-properties style:font-name="Calibri" officeooo:rsid="0003b318" officeooo:paragraph-rsid="00014007"/>
    </style:style>
    <style:style style:name="P7" style:family="paragraph" style:parent-style-name="Standard">
      <style:text-properties style:font-name="Calibri" officeooo:rsid="0003b318" officeooo:paragraph-rsid="0003b318"/>
    </style:style>
    <style:style style:name="P8" style:family="paragraph" style:parent-style-name="Standard">
      <style:text-properties style:font-name="Calibri" officeooo:rsid="00014007" officeooo:paragraph-rsid="00014007" fo:background-color="transparent"/>
    </style:style>
    <style:style style:name="P9" style:family="paragraph" style:parent-style-name="Standard">
      <style:text-properties fo:color="#2a6099" loext:opacity="100%" style:font-name="Calibri" officeooo:rsid="0003b318" officeooo:paragraph-rsid="0003b318"/>
    </style:style>
    <style:style style:name="P10" style:family="paragraph" style:parent-style-name="Standard">
      <style:text-properties officeooo:paragraph-rsid="0003b318"/>
    </style:style>
    <style:style style:name="P1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alibri" officeooo:rsid="00014007" officeooo:paragraph-rsid="00014007"/>
    </style:style>
    <style:style style:name="P1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alibri" officeooo:rsid="00014007" officeooo:paragraph-rsid="00014007" fo:background-color="transparent"/>
    </style:style>
    <style:style style:name="P13" style:family="paragraph" style:parent-style-name="Standard">
      <style:text-properties style:font-name="Calibri" fo:font-style="italic" officeooo:rsid="0003b318" officeooo:paragraph-rsid="0003b318" style:font-style-asian="italic" style:font-style-complex="italic"/>
    </style:style>
    <style:style style:name="P14" style:family="paragraph" style:parent-style-name="Standard">
      <style:text-properties fo:color="#000000" loext:opacity="100%" style:font-name="JetBrains Mono" fo:font-size="10pt" fo:font-style="normal" fo:font-weight="normal" officeooo:paragraph-rsid="0003b318" style:font-size-asian="10pt" style:font-style-asian="normal" style:font-weight-asian="normal"/>
    </style:style>
    <style:style style:name="P15" style:family="paragraph" style:parent-style-name="Standard">
      <style:text-properties fo:color="#000000" loext:opacity="100%" style:font-name="Calibri" fo:font-size="10pt" fo:font-style="normal" fo:font-weight="normal" officeooo:rsid="0003b318" officeooo:paragraph-rsid="0003b318" style:font-size-asian="10pt" style:font-style-asian="normal" style:font-weight-asian="normal"/>
    </style:style>
    <style:style style:name="P1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alibri" officeooo:rsid="00014007" officeooo:paragraph-rsid="00014007"/>
    </style:style>
    <style:style style:name="T1" style:family="text">
      <style:text-properties officeooo:rsid="00015025"/>
    </style:style>
    <style:style style:name="T2" style:family="text">
      <style:text-properties officeooo:rsid="00017210"/>
    </style:style>
    <style:style style:name="T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Calibri" officeooo:rsid="0003b318"/>
    </style:style>
    <style:style style:name="T1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_0<text:span text:style-name="T1">2</text:span>_basi<text:span text:style-name="T1">c_</text:span>producer_consumer</text:p>
      <text:p text:style-name="P3"/>
      <text:p text:style-name="P4">La entrega de la práctica debe ser en formato zip donde debe incluir:</text:p>
      <text:p text:style-name="P4"><text:tab/>- Funcionalidad de Exercise 02 en formato pdf.</text:p>
      <text:p text:style-name="P4"><text:tab/>- Ficheros de API Java con las modificaciones.</text:p>
      <text:p text:style-name="P3"/>
      <text:p text:style-name="P3">----------------------------------------------------------------------------------------------------------------------------------</text:p>
      <text:p text:style-name="P5">1.- Escribe el nombre del Topic donde el Producer está enviando los mensajes en la API Java</text:p>
      <text:p text:style-name="P3"/>
      <text:p text:style-name="P9">myTopic</text:p>
      <text:p text:style-name="P3"/>
      <text:p text:style-name="P3"/>
      <text:p text:style-name="P5">2.- Describe los mensajes qué esta enviando el Producer en la API Java.</text:p>
      <text:p text:style-name="P5"/>
      <text:p text:style-name="P13">Ejemplo de estructura de mensaje enviado al consumidor</text:p>
      <text:p text:style-name="P6"/>
      <text:p text:style-name="P9">Topic - myTopic, Partition - 0, Value: test message - 153</text:p>
      <text:p text:style-name="P8"/>
      <text:p text:style-name="P12"/>
      <text:p text:style-name="P5">3.- Explica cómo el Consumer obtiene los mensajes según el código de la API Java.</text:p>
      <text:p text:style-name="P3"/>
      <text:p text:style-name="P11"><text:span text:style-name="T5">KafkaConsumer&lt;String, String&gt; kafkaConsumer = </text:span><text:span text:style-name="T9">new </text:span><text:span text:style-name="T5">KafkaConsumer&lt;String, String&gt;(properties);</text:span><text:line-break/><text:line-break/><text:span text:style-name="T11">//Subscribe</text:span><text:line-break/><text:span text:style-name="T5">kafkaConsumer.subscribe(Arrays.</text:span><text:span text:style-name="T7">asList</text:span><text:span text:style-name="T5">(</text:span><text:span text:style-name="T3">"myTopic"</text:span><text:span text:style-name="T5">));</text:span></text:p>
      <text:p text:style-name="P3"/>
      <text:p text:style-name="P10"><text:span text:style-name="T12">Se crea el consumer con el objeto KafkaConsumer del paquete </text:span><text:span text:style-name="T13">org.apache.kafka.clients.consumer.KafkaConsumer;</text:span></text:p>
      <text:p text:style-name="P14"/>
      <text:p text:style-name="P15">Y con el método subscribe escuchamos del myTopic.</text:p>
      <text:p text:style-name="P7"/>
      <text:p text:style-name="P3"/>
      <text:p text:style-name="P5">4.- Realiza un <text:span text:style-name="T2">pequeño </text:span>cambio en el <text:span text:style-name="T2">código de la API Java de Producer modificando el mensaje que se envía.</text:span></text:p>
      <text:p text:style-name="P3"/>
      <text:p text:style-name="P11"><text:span text:style-name="T9">try</text:span><text:span text:style-name="T5">{</text:span><text:line-break/><text:span text:style-name="T5"> <text:s text:c="3"/></text:span><text:span text:style-name="T9">for</text:span><text:span text:style-name="T5">(</text:span><text:span text:style-name="T9">int </text:span><text:span text:style-name="T5">i = </text:span><text:span text:style-name="T14">0</text:span><text:span text:style-name="T5">; i &lt; </text:span><text:span text:style-name="T14">1000</text:span><text:span text:style-name="T5">; i++){</text:span><text:line-break/><text:span text:style-name="T5"> <text:s text:c="7"/>Thread.</text:span><text:span text:style-name="T7">sleep</text:span><text:span text:style-name="T5">(</text:span><text:span text:style-name="T14">1000</text:span><text:span text:style-name="T5">);</text:span><text:line-break/><text:span text:style-name="T5"> <text:s text:c="7"/>String orderId = UUID.</text:span><text:span text:style-name="T7">randomUUID</text:span><text:span text:style-name="T5">().toString();</text:span><text:line-break/><text:span text:style-name="T5"> <text:s text:c="7"/>List&lt;String&gt; items = Arrays.</text:span><text:span text:style-name="T7">asList</text:span><text:span text:style-name="T5">(</text:span><text:span text:style-name="T3">"itemA"</text:span><text:span text:style-name="T5">, </text:span><text:span text:style-name="T3">"itemB"</text:span><text:span text:style-name="T5">, </text:span><text:span text:style-name="T3">"itemC"</text:span><text:span text:style-name="T5">);</text:span><text:line-break/><text:span text:style-name="T5"> <text:s text:c="7"/>Order order = </text:span><text:span text:style-name="T9">new </text:span><text:span text:style-name="T5">Order(orderId, </text:span><text:span text:style-name="T3">"Cliente " </text:span><text:span text:style-name="T5">+ i, items, </text:span><text:span text:style-name="T14">99.99 </text:span><text:span text:style-name="T5">+ i);</text:span><text:line-break/><text:span text:style-name="T5"> <text:s text:c="7"/>String jsonOrder = gson.toJson(order);</text:span><text:line-break/><text:span text:style-name="T5"> <text:s text:c="7"/>System.</text:span><text:span text:style-name="T15">out</text:span><text:span text:style-name="T5">.println(</text:span><text:span text:style-name="T3">"Enviando: " </text:span><text:span text:style-name="T5">+ jsonOrder);</text:span><text:line-break/><text:span text:style-name="T5"> <text:s text:c="7"/>kafkaProducer.send(</text:span><text:span text:style-name="T9">new </text:span><text:span text:style-name="T5">ProducerRecord&lt;&gt;(</text:span><text:span text:style-name="T3">"myTopic"</text:span><text:span text:style-name="T5">, orderId, jsonOrder));</text:span><text:line-break/><text:span text:style-name="T5"> <text:s text:c="3"/>}</text:span><text:line-break/><text:span text:style-name="T5">}</text:span><text:span text:style-name="T9">catch </text:span><text:span text:style-name="T5">(Exception e){</text:span><text:line-break/><text:span text:style-name="T5"> <text:s text:c="3"/>e.printStackTrace();</text:span><text:line-break/><text:span text:style-name="T5">}</text:span><text:span text:style-name="T9">finally </text:span><text:span text:style-name="T5">{</text:span><text:line-break/><text:span text:style-name="T5"> <text:s text:c="3"/>kafkaProducer.close();</text:span><text:line-break/><text:span text:style-name="T5">}</text:span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6:12:25.594000000</meta:creation-date>
    <dc:date>2025-04-15T22:50:48.057000000</dc:date>
    <meta:editing-duration>PT21M1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6" meta:word-count="198" meta:character-count="1652" meta:non-whitespace-character-count="1395"/>
  </office:meta>
</office:document-meta>
</file>